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SEGURANÇA ETERNA</text:p>
      <text:p text:style-name="Date">2017-07-21T17:00:00+09:00</text:p>
      <text:h text:style-name="Heading_20_1" text:outline-level="1">SEGURANÇA ETERNA</text:h>
      <text:p text:style-name="First_20_paragraph">Existem cinco coisas que deveriam acontecer antes que um salvo perca a sua salvação. Porém, são coisas impossíveis de acontecer!</text:p>
      <text:p text:style-name="Text_20_body">​1. Alguém teria que nos tirar da mão do próprio Deus. "Meu Pai, que mas deu, é maior do que todos; e ninguém pode arrebatá-las da mão de meu Pai" (<text:a xlink:type="simple" xlink:href="http://bibliaonline.com.br/acf/jo/10/29" office:name=""><text:span text:style-name="Definition">João 10:29</text:span></text:a>).</text:p>
      <text:p text:style-name="Text_20_body">​2. Alguém teria que quebrar o selo de propriedade que nos tornou propriedade particular de Deus. "Fostes selados com o Espírito Santo da promessa. O qual é o penhor da vossa herança, para redenção da possessão de Deus, para louvor da Sua glória" (<text:a xlink:type="simple" xlink:href="http://bibliaonline.com.br/acf/ef/1/13,14" office:name=""><text:span text:style-name="Definition">Efésios 1:13, 14</text:span></text:a>).</text:p>
      <text:p text:style-name="Text_20_body">​3. Alguém teria que expulsar o Espírito Santo de Deus que habita em nós. "Não sabeis vós que sois o templo de Deus, e que o Espírito de Deus habita em vós?" (<text:a xlink:type="simple" xlink:href="http://bibliaonline.com.br/acf/1co/3/16" office:name=""><text:span text:style-name="Definition">1 Coríntios 3:16</text:span></text:a>). "E eu rogarei ao Pai, e ele vos dará outro Consolador, para que fique convosco para sempre" (<text:a xlink:type="simple" xlink:href="http://bibliaonline.com.br/acf/jo/14/16" office:name=""><text:span text:style-name="Definition">João 14:16</text:span></text:a>).</text:p>
      <text:p text:style-name="Text_20_body">​4. Alguém teria que nos separar do amor de Cristo. "Se Deus é por nós, quem será contra nós? Aquele que nem mesmo a seu próprio Filho poupou, antes o entregou por todos nós, como nos não dará também com ele todas as coisas? Quem intentará acusação contra os escolhidos de Deus? É Deus quem os justifica. Quem os condenará? Pois é Cristo quem morreu, ou antes quem ressuscitou dentre os mortos, o qual está à direita de Deus, e também intercede por nós. Quem nos separará do amor de Cristo? A tribulação, ou a angústia, ou a perseguição, ou a fome, ou a nudez, ou o perigo, ou a espada? Como está escrito: Por amor de ti somos entregues à morte todo o dia: fomos reputados como ovelhas para o matadouro. Mas em todas estas coisas somos mais do que vencedores, por aquele que nos amou. Porque estou certo de que, nem a morte, nem a vida, nem os anjos, nem os principados, nem as potestades, nem o presente, nem o porvir, nem a altura, nem a profundidade, nem alguma outra criatura nos poderá separar do amor de Deus, que está em Cristo Jesus nosso Senhor" (<text:a xlink:type="simple" xlink:href="http://bibliaonline.com.br/acf/rm/8/31-39" office:name=""><text:span text:style-name="Definition">Romanos 8:31-39</text:span></text:a>).</text:p>
      <text:p text:style-name="Text_20_body">​5. Alguém teria que apagar o nome do crente do Livro da Vida do Cordeiro. "Alegrai-vos antes por estarem os vossos nomes escritos nos céus" (<text:a xlink:type="simple" xlink:href="http://bibliaonline.com.br/acf/lc/10/20" office:name=""><text:span text:style-name="Definition">Lucas 10:20</text:span></text:a>). "...cujos nomes estão escritos no livro da vida" (<text:a xlink:type="simple" xlink:href="http://bibliaonline.com.br/acf/fp/4/3" office:name=""><text:span text:style-name="Definition">Fp. 4:3</text:span></text:a>). "E aquele que não foi achado escrito no livro da vida foi lançado no lago de fogo" (<text:a xlink:type="simple" xlink:href="http://bibliaonline.com.br/acf/ap/20/15" office:name=""><text:span text:style-name="Definition">Apocalipse 20:15</text:span></text:a>). "Os que estão inscritos no livro da vida do Cordeiro" (<text:a xlink:type="simple" xlink:href="http://bibliaonline.com.br/acf/ap/21/27" office:name=""><text:span text:style-name="Definition">Apocalipse 21:27</text:span></text:a>).</text:p>
      <text:p text:style-name="Text_20_body">Nossos nomes, das palmas de Suas mãos,</text:p>
      <text:p text:style-name="Text_20_body">A eternidade não conseguirá apagar;</text:p>
      <text:p text:style-name="Text_20_body">Impressos no coração de Deus já estão,</text:p>
      <text:p text:style-name="Text_20_body">Com a indelével tinta da graça sem par;</text:p>
      <text:p text:style-name="Text_20_body">E nós, até o fim viver poderemos,</text:p>
      <text:p text:style-name="Text_20_body">Na solene certeza que nos é dada;</text:p>
      <text:p text:style-name="Text_20_body">Já seguros, mas sempre mais serenos,</text:p>
      <text:p text:style-name="Text_20_body">Tendo nos céus o final da jornada.</text:p>
      <text:p text:style-name="Text_20_body">Christian Treasu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GURANÇA ETERNA</dc:title>
  </office:meta>
</office:document-meta>
</file>